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19cm" table:align="left"/>
    </style:style>
    <style:style style:name="Table1.A" style:family="table-column">
      <style:table-column-properties style:column-width="3.357cm"/>
    </style:style>
    <style:style style:name="Table1.B" style:family="table-column">
      <style:table-column-properties style:column-width="2.16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43d3a" officeooo:paragraph-rsid="00043d3a"/>
    </style:style>
    <style:style style:name="P2" style:family="paragraph" style:parent-style-name="Standard" style:list-style-name="L4">
      <style:text-properties officeooo:rsid="00043d3a" officeooo:paragraph-rsid="00043d3a"/>
    </style:style>
    <style:style style:name="P3" style:family="paragraph" style:parent-style-name="Standard">
      <style:text-properties officeooo:rsid="0004a775" officeooo:paragraph-rsid="0004a775"/>
    </style:style>
    <style:style style:name="P4" style:family="paragraph" style:parent-style-name="Standard">
      <style:text-properties officeooo:rsid="0005911a" officeooo:paragraph-rsid="0005911a"/>
    </style:style>
    <style:style style:name="P5" style:family="paragraph" style:parent-style-name="Table_20_Contents" style:list-style-name="L2"/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kritvainvestments.com/pmsuser/index.php/Setgoals" text:style-name="Internet_20_link" text:visited-style-name="Visited_20_Internet_20_Link">http://www.kritvainvestments.com/pmsuser/index.php/Setgoals</text:a></text:p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list xml:id="list2827965024233832882" text:style-name="L2">
                <text:list-item>
                  <text:p text:style-name="P5"><text:span text:style-name="T1">KRA Description</text:span></text:p>
                </text:list-item>
              </text:list>
            </table:table-cell>
            <table:table-cell table:style-name="Table1.A1" office:value-type="string">
              <text:p text:style-name="Table_20_Contents">demo kra 1</text:p>
            </table:table-cell>
          </table:table-row>
        </table:table-header-rows>
      </table:table>
      <text:p text:style-name="P1"><text:tab/>This should be a new table</text:p>
      <text:p text:style-name="P1"/>
      <text:p text:style-name="P1"/>
      <text:p text:style-name="P1"><text:a xlink:type="simple" xlink:href="http://www.kritvainvestments.com/pmsuser/index.php/Setgoals/approvegoal_list" text:style-name="Internet_20_link" text:visited-style-name="Visited_20_Internet_20_Link">http://www.kritvainvestments.com/pmsuser/index.php/Setgoals/approvegoal_list</text:a></text:p>
      <text:p text:style-name="P1"/>
      <text:list xml:id="list1409718586671381320" text:style-name="L4">
        <text:list-item>
          <text:p text:style-name="P2">&lt;div class="portlet box bg-blue-soft"&gt; need to give a min-width</text:p>
        </text:list-item>
      </text:list>
      <text:p text:style-name="P1"/>
      <text:p text:style-name="P3"><text:a xlink:type="simple" xlink:href="http://www.kritvainvestments.com/pmsuser/index.php/Setgoals/emp_kpi_edit" text:style-name="Internet_20_link" text:visited-style-name="Visited_20_Internet_20_Link">http://www.kritvainvestments.com/pmsuser/index.php/Setgoals/emp_kpi_edit</text:a></text:p>
      <text:p text:style-name="P3"><text:s/></text:p>
      <text:p text:style-name="P3">value field should have a fix width</text:p>
      <text:p text:style-name="P3"/>
      <text:p text:style-name="P4"><text:a xlink:type="simple" xlink:href="http://www.kritvainvestments.com/pmsuser/index.php/Midreview/setbyemployee" text:style-name="Internet_20_link" text:visited-style-name="Visited_20_Internet_20_Link">http://www.kritvainvestments.com/pmsuser/index.php/Midreview/setbyemployee</text:a></text:p>
      <text:p text:style-name="P4"/>
      <text:p text:style-name="P4">kra description ,category,weightage should be in new table</text:p>
      <text:p text:style-name="P4"/>
      <text:p text:style-name="P4"><text:a xlink:type="simple" xlink:href="http://www.kritvainvestments.com/pmsuser/index.php/Midreview/midreview_emp_data" text:style-name="Internet_20_link" text:visited-style-name="Visited_20_Internet_20_Link">http://www.kritvainvestments.com/pmsuser/index.php/Midreview/midreview_emp_data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1:48:26.811809148</meta:creation-date>
    <dc:date>2016-10-27T19:46:33.768172199</dc:date>
    <meta:editing-duration>PT5H7M16S</meta:editing-duration>
    <meta:editing-cycles>1</meta:editing-cycles>
    <meta:document-statistic meta:table-count="1" meta:image-count="0" meta:object-count="0" meta:page-count="1" meta:paragraph-count="12" meta:word-count="42" meta:character-count="573" meta:non-whitespace-character-count="542"/>
    <meta:generator>LibreOffice/5.1.4.2$Linux_X86_64 LibreOffice_project/10m0$Build-2</meta:generator>
  </office:meta>
</office:document-meta>
</file>